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mm"/>
    </style:style>
    <style:style style:name="co2" style:family="table-column">
      <style:table-column-properties fo:break-before="auto" style:column-width="40.38mm"/>
    </style:style>
    <style:style style:name="co3" style:family="table-column">
      <style:table-column-properties fo:break-before="auto" style:column-width="36.85mm"/>
    </style:style>
    <style:style style:name="co4" style:family="table-column">
      <style:table-column-properties fo:break-before="auto" style:column-width="22.58mm"/>
    </style:style>
    <style:style style:name="co5" style:family="table-column">
      <style:table-column-properties fo:break-before="auto" style:column-width="175.14mm"/>
    </style:style>
    <style:style style:name="ro1" style:family="table-row">
      <style:table-row-properties style:row-height="7.55mm" fo:break-before="auto" style:use-optimal-row-height="true"/>
    </style:style>
    <style:style style:name="ro2" style:family="table-row">
      <style:table-row-properties style:row-height="11.31mm" fo:break-before="auto" style:use-optimal-row-height="true"/>
    </style:style>
    <style:style style:name="ro3" style:family="table-row">
      <style:table-row-properties style:row-height="15.13mm" fo:break-before="auto" style:use-optimal-row-height="true"/>
    </style:style>
    <style:style style:name="ro4" style:family="table-row">
      <style:table-row-properties style:row-height="22.82mm" fo:break-before="auto" style:use-optimal-row-height="true"/>
    </style:style>
    <style:style style:name="ro5" style:family="table-row">
      <style:table-row-properties style:row-height="34.36mm" fo:break-before="auto" style:use-optimal-row-height="true"/>
    </style:style>
    <style:style style:name="ro6" style:family="table-row">
      <style:table-row-properties style:row-height="18.98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26.67mm" fo:break-before="auto" style:use-optimal-row-height="true"/>
    </style:style>
    <style:style style:name="ro9" style:family="table-row">
      <style:table-row-properties style:row-height="49.74mm" fo:break-before="auto" style:use-optimal-row-height="true"/>
    </style:style>
    <style:style style:name="ro10" style:family="table-row">
      <style:table-row-properties style:row-height="30.52mm" fo:break-before="auto" style:use-optimal-row-height="true"/>
    </style:style>
    <style:style style:name="ro11" style:family="table-row">
      <style:table-row-properties style:row-height="42.05mm" fo:break-before="auto" style:use-optimal-row-height="tru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84">
      <style:table-cell-properties style:text-align-source="fix" style:repeat-content="false" fo:padding="1.99mm" style:vertical-align="top"/>
      <style:paragraph-properties fo:text-align="start"/>
      <style:text-properties fo:font-weight="bold" style:font-weight-asian="bold" style:font-weight-complex="bold"/>
    </style:style>
    <style:style style:name="ce2" style:family="table-cell" style:parent-style-name="Default" style:data-style-name="N84">
      <style:table-cell-properties style:text-align-source="fix" style:repeat-content="false" fo:padding="1.99mm" style:vertical-align="top"/>
      <style:paragraph-properties fo:text-align="start"/>
    </style:style>
    <style:style style:name="ce3" style:family="table-cell" style:parent-style-name="Default" style:data-style-name="N100">
      <style:table-cell-properties style:text-align-source="fix" style:repeat-content="false" fo:padding="1.99mm" style:vertical-align="top"/>
      <style:paragraph-properties fo:text-align="start"/>
      <style:text-properties fo:font-weight="bold" style:font-weight-asian="bold" style:font-weight-complex="bold"/>
    </style:style>
    <style:style style:name="ce4" style:family="table-cell" style:parent-style-name="Default" style:data-style-name="N100">
      <style:table-cell-properties style:text-align-source="fix" style:repeat-content="false" fo:padding="1.99mm" style:vertical-align="top"/>
      <style:paragraph-properties fo:text-align="start"/>
    </style:style>
    <style:style style:name="ce5" style:family="table-cell" style:parent-style-name="Default">
      <style:table-cell-properties style:text-align-source="fix" style:repeat-content="false" fo:padding="1.99mm" style:vertical-align="top"/>
      <style:paragraph-properties fo:text-align="start"/>
      <style:text-properties fo:font-weight="bold" style:font-weight-asian="bold" style:font-weight-complex="bold"/>
    </style:style>
    <style:style style:name="ce6" style:family="table-cell" style:parent-style-name="Default">
      <style:table-cell-properties style:text-align-source="fix" style:repeat-content="false" fo:padding="1.99mm" style:vertical-align="top"/>
      <style:paragraph-properties fo:text-align="start"/>
    </style:style>
    <style:style style:name="ce7" style:family="table-cell" style:parent-style-name="Default" style:data-style-name="N100">
      <style:table-cell-properties style:text-align-source="fix" style:repeat-content="false" fo:wrap-option="wrap" fo:padding="1.99mm" style:vertical-align="top"/>
      <style:paragraph-properties fo:text-align="start"/>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fo:padding="1.99mm" style:vertical-align="top"/>
      <style:paragraph-properties fo:text-align="start"/>
    </style:style>
    <style:style style:name="ce9" style:family="table-cell" style:parent-style-name="Default">
      <style:table-cell-properties style:text-align-source="fix" style:repeat-content="false" fo:wrap-option="wrap" fo:padding="1.99mm" style:vertical-align="top"/>
      <style:paragraph-properties fo:text-align="start"/>
    </style:style>
    <style:style style:name="ce10" style:family="table-cell" style:parent-style-name="Default" style:data-style-name="N100">
      <style:table-cell-properties style:text-align-source="value-type" style:repeat-content="false" fo:wrap-option="wrap" fo:padding="1.99mm" style:vertical-align="top"/>
      <style:paragraph-properties fo:margin-left="0mm"/>
    </style:style>
    <style:style style:name="T1" style:family="text">
      <style:text-properties fo:font-weight="bold"/>
    </style:style>
    <style:style style:name="T2" style:family="text">
      <style:text-properties style:font-name="Arial" style:font-name-asian="Arial Unicode MS" style:font-name-complex="F"/>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8"/>
        <table:table-column table:style-name="co4" table:number-columns-repeated="1016" table:default-cell-style-name="ce6"/>
        <table:table-row table:style-name="ro1">
          <table:table-cell table:style-name="ce1" office:value-type="string" calcext:value-type="string">
            <text:p>date</text:p>
          </table:table-cell>
          <table:table-cell table:style-name="ce3" office:value-type="string" calcext:value-type="string">
            <text:p>service</text:p>
          </table:table-cell>
          <table:table-cell table:style-name="ce3" office:value-type="string" calcext:value-type="string">
            <text:p>region</text:p>
          </table:table-cell>
          <table:table-cell table:style-name="ce5" office:value-type="string" calcext:value-type="string">
            <text:p>accurate</text:p>
          </table:table-cell>
          <table:table-cell table:style-name="ce7" office:value-type="string" calcext:value-type="string">
            <text:p>description</text:p>
          </table:table-cell>
          <table:table-cell table:style-name="ce5" table:number-columns-repeated="1016"/>
        </table:table-row>
        <table:table-row table:style-name="ro1">
          <table:table-cell office:value-type="date" office:date-value="2004-11-03" calcext:value-type="date">
            <text:p>2004-11-03</text:p>
          </table:table-cell>
          <table:table-cell office:value-type="string" calcext:value-type="string">
            <text:p>sq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4/11/03/introducing-the-amazon-simple-queue-service/" xlink:type="simple">http://aws.amazon.com/about-aws/whats-new/2004/11/03/introducing-the-amazon-simple-queue-service/</text:a> </text:p>
          </table:table-cell>
          <table:table-cell table:number-columns-repeated="1016"/>
        </table:table-row>
        <table:table-row table:style-name="ro2">
          <table:table-cell office:value-type="date" office:date-value="2006-03-13" calcext:value-type="date">
            <text:p>2006-03-13</text:p>
          </table:table-cell>
          <table:table-cell office:value-type="string" calcext:value-type="string">
            <text:p>s3</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6/03/13/announcing-amazon-s3---simple-storage-service/" xlink:type="simple">http://aws.amazon.com/about-aws/whats-new/2006/03/13/announcing-amazon-s3---simple-storage-service/</text:a></text:p>
            <text:p><text:a xlink:href="https://web.archive.org/web/20061124021750/http://www.amazon.com/S3-AWS-home-page-Money/b?ie=UTF8&amp;node=16427261" xlink:type="simple">https://web.archive.org/web/20061124021750/http://www.amazon.com/S3-AWS-home-page-Money/b?ie=UTF8&amp;node=16427261</text:a></text:p>
          </table:table-cell>
          <table:table-cell table:number-columns-repeated="1016"/>
        </table:table-row>
        <table:table-row table:style-name="ro1">
          <table:table-cell office:value-type="date" office:date-value="2006-08-24" calcext:value-type="date">
            <text:p>2006-08-24</text:p>
          </table:table-cell>
          <table:table-cell office:value-type="string" calcext:value-type="string">
            <text:p>ec2</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6/08/24/announcing-amazon-elastic-compute-cloud-amazon-ec2---beta/" xlink:type="simple">http://aws.amazon.com/about-aws/whats-new/2006/08/24/announcing-amazon-elastic-compute-cloud-amazon-ec2---beta/</text:a></text:p>
          </table:table-cell>
          <table:table-cell table:number-columns-repeated="1016"/>
        </table:table-row>
        <table:table-row table:style-name="ro1">
          <table:table-cell office:value-type="date" office:date-value="2007-11-06" calcext:value-type="date">
            <text:p>2007-11-06</text:p>
          </table:table-cell>
          <table:table-cell office:value-type="string" calcext:value-type="string">
            <text:p>s3</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7/11/06/amazon-s3-now-available-in-europe/" xlink:type="simple">http://aws.amazon.com/about-aws/whats-new/2007/11/06/amazon-s3-now-available-in-europe/</text:a></text:p>
          </table:table-cell>
          <table:table-cell table:number-columns-repeated="1016"/>
        </table:table-row>
        <table:table-row table:style-name="ro2">
          <table:table-cell office:value-type="date" office:date-value="2007-12-13" calcext:value-type="date">
            <text:p>2007-12-13</text:p>
          </table:table-cell>
          <table:table-cell office:value-type="string" calcext:value-type="string">
            <text:p>simpled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7/12/13/announcing-amazon-simpledb-limited-beta" xlink:type="simple">http://aws.amazon.com/about-aws/whats-new/2007/12/13/announcing-amazon-simpledb-limited-beta</text:a></text:p>
            <text:p><text:a xlink:href="https://web.archive.org/web/20071216150414/http://www.amazon.com/b?ie=UTF8&amp;node=393699011&amp;me=A36L942TSJ2AJA#sdb10" xlink:type="simple">https://web.archive.org/web/20071216150414/http://www.amazon.com/b?ie=UTF8&amp;node=393699011&amp;me=A36L942TSJ2AJA#sdb10</text:a></text:p>
          </table:table-cell>
          <table:table-cell table:number-columns-repeated="1016"/>
        </table:table-row>
        <table:table-row table:style-name="ro3">
          <table:table-cell office:value-type="date" office:date-value="2008-08-20" calcext:value-type="date">
            <text:p>2008-08-20</text:p>
          </table:table-cell>
          <table:table-cell office:value-type="string" calcext:value-type="string">
            <text:p>eb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8/08/20/amazon-elastic-block-store-now-available/" xlink:type="simple">http://aws.amazon.com/about-aws/whats-new/2008/08/20/amazon-elastic-block-store-now-available/</text:a></text:p>
            <text:p><text:a xlink:href="https://web.archive.org/web/20081004222031/http://aws.amazon.com/ebs/" xlink:type="simple">https://web.archive.org/web/20081004222031/http://aws.amazon.com/ebs/</text:a> shows no beta, so assume ga at this time</text:p>
          </table:table-cell>
          <table:table-cell table:number-columns-repeated="1016"/>
        </table:table-row>
        <table:table-row table:style-name="ro1">
          <table:table-cell office:value-type="date" office:date-value="2008-12-10" calcext:value-type="date">
            <text:p>2008-12-10</text:p>
          </table:table-cell>
          <table:table-cell office:value-type="string" calcext:value-type="string">
            <text:p>ec2</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8/12/10/amazon-ec2-crosses-the-atlantic/" xlink:type="simple">http://aws.amazon.com/about-aws/whats-new/2008/12/10/amazon-ec2-crosses-the-atlantic/</text:a></text:p>
          </table:table-cell>
          <table:table-cell table:number-columns-repeated="1016"/>
        </table:table-row>
        <table:table-row table:style-name="ro2">
          <table:table-cell office:value-type="date" office:date-value="2008-12-10" calcext:value-type="date">
            <text:p>2008-12-10</text:p>
          </table:table-cell>
          <table:table-cell office:value-type="string" calcext:value-type="string">
            <text:p>eb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s://forums.aws.amazon.com/ann.jspa?annID=379" xlink:type="simple">https://forums.aws.amazon.com/ann.jspa?annID=379</text:a> although that's dated day before, but officially eu-west-1 announced 2008-12-10 so use that instead (assume forum post premature or timestamping issues).</text:p>
          </table:table-cell>
          <table:table-cell table:number-columns-repeated="1016"/>
        </table:table-row>
        <table:table-row table:style-name="ro2">
          <table:table-cell office:value-type="date" office:date-value="2009-04-02" calcext:value-type="date">
            <text:p>2009-04-02</text:p>
          </table:table-cell>
          <table:table-cell office:value-type="string" calcext:value-type="string">
            <text:p>em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4/02/announcing-amazon-elastic-mapreduce/" xlink:type="simple">http://aws.amazon.com/about-aws/whats-new/2009/04/02/announcing-amazon-elastic-mapreduce/</text:a></text:p>
            <text:p><text:a xlink:href="https://web.archive.org/web/20090403074643/http://aws.amazon.com/elasticmapreduce/" xlink:type="simple">https://web.archive.org/web/20090403074643/http://aws.amazon.com/elasticmapreduce/</text:a></text:p>
          </table:table-cell>
          <table:table-cell table:number-columns-repeated="1016"/>
        </table:table-row>
        <table:table-row table:style-name="ro1">
          <table:table-cell office:value-type="date" office:date-value="2009-04-09" calcext:value-type="date">
            <text:p>2009-04-09</text:p>
          </table:table-cell>
          <table:table-cell office:value-type="string" calcext:value-type="string">
            <text:p>sq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4/09/announcing-amazon-sqs-wsdl-version-2009-02-01-and-amazon-sqs-in-europe/" xlink:type="simple">http://aws.amazon.com/about-aws/whats-new/2009/04/09/announcing-amazon-sqs-wsdl-version-2009-02-01-and-amazon-sqs-in-europe/</text:a></text:p>
          </table:table-cell>
          <table:table-cell table:number-columns-repeated="1016"/>
        </table:table-row>
        <table:table-row table:style-name="ro2">
          <table:table-cell office:value-type="date" office:date-value="2009-04-17" calcext:value-type="date">
            <text:p>2009-04-17</text:p>
          </table:table-cell>
          <table:table-cell office:value-type="string" calcext:value-type="string">
            <text:p>cloudwatch</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4/15/amazon-ec2-reserved-instances-now-available-in-europe/" xlink:type="simple">http://aws.amazon.com/about-aws/whats-new/2009/04/15/amazon-ec2-reserved-instances-now-available-in-europe/</text:a></text:p>
            <text:p><text:a xlink:href="https://web.archive.org/web/20090520151437/http://aws.amazon.com/cloudwatch/" xlink:type="simple">https://web.archive.org/web/20090520151437/http://aws.amazon.com/cloudwatch/</text:a></text:p>
          </table:table-cell>
          <table:table-cell table:number-columns-repeated="1016"/>
        </table:table-row>
        <table:table-row table:style-name="ro1">
          <table:table-cell office:value-type="date" office:date-value="2009-05-07" calcext:value-type="date">
            <text:p>2009-05-07</text:p>
          </table:table-cell>
          <table:table-cell office:value-type="string" calcext:value-type="string">
            <text:p>autoscaling</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17/monitoring-auto-scaling-elastic-load-balancing/" xlink:type="simple">http://aws.amazon.com/about-aws/whats-new/2009/05/17/monitoring-auto-scaling-elastic-load-balancing/</text:a> </text:p>
          </table:table-cell>
          <table:table-cell table:number-columns-repeated="1016"/>
        </table:table-row>
        <table:table-row table:style-name="ro1">
          <table:table-cell office:value-type="date" office:date-value="2009-05-17" calcext:value-type="date">
            <text:p>2009-05-17</text:p>
          </table:table-cell>
          <table:table-cell office:value-type="string" calcext:value-type="string">
            <text:p>el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17/monitoring-auto-scaling-elastic-load-balancing/" xlink:type="simple">http://aws.amazon.com/about-aws/whats-new/2009/05/17/monitoring-auto-scaling-elastic-load-balancing/</text:a></text:p>
          </table:table-cell>
          <table:table-cell table:number-columns-repeated="1016"/>
        </table:table-row>
        <table:table-row table:style-name="ro2">
          <table:table-cell office:value-type="date" office:date-value="2009-05-20" calcext:value-type="date">
            <text:p>2009-05-20</text:p>
          </table:table-cell>
          <table:table-cell office:value-type="string" calcext:value-type="string">
            <text:p>import-expor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20/AWS-Import-Export/" xlink:type="simple">http://aws.amazon.com/about-aws/whats-new/2009/05/20/AWS-Import-Export/</text:a></text:p>
            <text:p><text:a xlink:href="https://web.archive.org/web/20090523210131/http://aws.amazon.com/importexport" xlink:type="simple">https://web.archive.org/web/20090523210131/http://aws.amazon.com/importexport</text:a></text:p>
          </table:table-cell>
          <table:table-cell table:number-columns-repeated="1016"/>
        </table:table-row>
        <table:table-row table:style-name="ro1">
          <table:table-cell office:value-type="date" office:date-value="2009-07-08" calcext:value-type="date">
            <text:p>2009-07-08</text:p>
          </table:table-cell>
          <table:table-cell office:value-type="string" calcext:value-type="string">
            <text:p>em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7/08/amazon-elastic-mapreduce-now-available-in-the-eu-region/" xlink:type="simple">http://aws.amazon.com/about-aws/whats-new/2009/07/08/amazon-elastic-mapreduce-now-available-in-the-eu-region/</text:a></text:p>
          </table:table-cell>
          <table:table-cell table:number-columns-repeated="1016"/>
        </table:table-row>
        <table:table-row table:style-name="ro4">
          <table:table-cell office:value-type="date" office:date-value="2009-08-26" calcext:value-type="date">
            <text:p>2009-08-26</text:p>
          </table:table-cell>
          <table:table-cell office:value-type="string" calcext:value-type="string">
            <text:p>vpc</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8/26/introducing-amazon-virtual-private-cloud/" xlink:type="simple">http://aws.amazon.com/about-aws/whats-new/2009/08/26/introducing-amazon-virtual-private-cloud/</text:a></text:p>
            <text:p><text:a xlink:href="https://web.archive.org/web/20090828045347/http://aws.amazon.com/vpc/" xlink:type="simple">https://web.archive.org/web/20090828045347/http://aws.amazon.com/vpc/</text:a> from 2009-08-28 mentions limited beta, but does not discuss about region limitations, but <text:a xlink:href="http://aws.amazon.com/about-aws/whats-new/2010/05/04/announcing-amazon-vpc-in-the-eu-region/" xlink:type="simple">http://aws.amazon.com/about-aws/whats-new/2010/05/04/announcing-amazon-vpc-in-the-eu-region/</text:a> specifically mentions availability in eu-west-1 so assuming us-east-1 only at this point.</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simpled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announcing-amazon-simpledb-in-the-eu-region/" xlink:type="simple">http://aws.amazon.com/about-aws/whats-new/2009/09/22/announcing-amazon-simpledb-in-the-eu-region/</text:a></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cloudwatch</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el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text:p>
          </table:table-cell>
          <table:table-cell table:number-columns-repeated="1016"/>
        </table:table-row>
        <table:table-row table:style-name="ro2">
          <table:table-cell office:value-type="date" office:date-value="2009-09-22" calcext:value-type="date">
            <text:p>2009-09-22</text:p>
          </table:table-cell>
          <table:table-cell office:value-type="string" calcext:value-type="string">
            <text:p>autoscaling</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 </text:p>
          </table:table-cell>
          <table:table-cell table:number-columns-repeated="1016"/>
        </table:table-row>
        <table:table-row table:style-name="ro2">
          <table:table-cell office:value-type="date" office:date-value="2009-10-27" calcext:value-type="date">
            <text:p>2009-10-27</text:p>
          </table:table-cell>
          <table:table-cell office:value-type="string" calcext:value-type="string">
            <text:p>rd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10/27/introducing-amazon-relational-database-service/" xlink:type="simple">http://aws.amazon.com/about-aws/whats-new/2009/10/27/introducing-amazon-relational-database-service/</text:a></text:p>
            <text:p><text:a xlink:href="https://web.archive.org/web/20091223034156/http://aws.amazon.com/rds/" xlink:type="simple">https://web.archive.org/web/20091223034156/http://aws.amazon.com/rds/</text:a> shows only us-east-1.</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c2</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3</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impledb</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q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m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5">
          <table:table-cell office:value-type="date" office:date-value="2009-12-03" calcext:value-type="date">
            <text:p>2009-12-03</text:p>
          </table:table-cell>
          <table:table-cell office:value-type="string" calcext:value-type="string">
            <text:p>cloudwatch</text:p>
          </table:table-cell>
          <table:table-cell office:value-type="string" calcext:value-type="string">
            <text:p>us-west-1</text:p>
          </table:table-cell>
          <table:table-cell office:value-type="float" office:value="0" calcext:value-type="float">
            <text:p>0</text:p>
          </table:table-cell>
          <table:table-cell office:value-type="string" calcext:value-type="string">
            <text:p><text:a xlink:href="http://aws.amazon.com/about-aws/whats-new/2009/12/03/aws-launches-the-northern-california-region/" xlink:type="simple">http://aws.amazon.com/about-aws/whats-new/2009/12/03/aws-launches-the-northern-california-region/</text:a> does not talk about ELB or cloudwatch. Neither does product page from that time (<text:a xlink:href="https://web.archive.org/web/20091214073733/http://aws.amazon.com/ec2/" xlink:type="simple">https://web.archive.org/web/20091214073733/http://aws.amazon.com/ec2/</text:a><text:a xlink:href="https://web.archive.org/web/20100129181926/http://aws.amazon.com/elasticloadbalancing" xlink:type="simple">https://web.archive.org/web/20100129181926/http://aws.amazon.com/elasticloadbalancing</text:a>) or), ELB page (<text:a xlink:href="https://web.archive.org/web/20100129181926/http://aws.amazon.com/elasticloadbalancing" xlink:type="simple">https://web.archive.org/web/20100129181926/http://aws.amazon.com/elasticloadbalancing</text:a>) or cloudwatch page (<text:a xlink:href="https://web.archive.org/web/20100221113631/http://aws.amazon.com/cloudwatch/" xlink:type="simple">https://web.archive.org/web/20100221113631/http://aws.amazon.com/cloudwatch/</text:a>). The first global infrastructure data (2011-11-12) already shows ELB and cloudwatch in us-west-1. Assuming these were available from launch, but cannot be positively sure.</text:p>
          </table:table-cell>
          <table:table-cell table:number-columns-repeated="1016"/>
        </table:table-row>
        <table:table-row table:style-name="ro5">
          <table:table-cell office:value-type="date" office:date-value="2009-12-03" calcext:value-type="date">
            <text:p>2009-12-03</text:p>
          </table:table-cell>
          <table:table-cell office:value-type="string" calcext:value-type="string">
            <text:p>elb</text:p>
          </table:table-cell>
          <table:table-cell office:value-type="string" calcext:value-type="string">
            <text:p>us-west-1</text:p>
          </table:table-cell>
          <table:table-cell office:value-type="float" office:value="0" calcext:value-type="float">
            <text:p>0</text:p>
          </table:table-cell>
          <table:table-cell office:value-type="string" calcext:value-type="string">
            <text:p><text:a xlink:href="http://aws.amazon.com/about-aws/whats-new/2009/12/03/aws-launches-the-northern-california-region/" xlink:type="simple">http://aws.amazon.com/about-aws/whats-new/2009/12/03/aws-launches-the-northern-california-region/</text:a> does not talk about ELB or cloudwatch. Neither does product page from that time (<text:a xlink:href="https://web.archive.org/web/20091214073733/http://aws.amazon.com/ec2/" xlink:type="simple">https://web.archive.org/web/20091214073733/http://aws.amazon.com/ec2/</text:a><text:a xlink:href="https://web.archive.org/web/20100129181926/http://aws.amazon.com/elasticloadbalancing" xlink:type="simple">https://web.archive.org/web/20100129181926/http://aws.amazon.com/elasticloadbalancing</text:a>) or), ELB page (<text:a xlink:href="https://web.archive.org/web/20100129181926/http://aws.amazon.com/elasticloadbalancing" xlink:type="simple">https://web.archive.org/web/20100129181926/http://aws.amazon.com/elasticloadbalancing</text:a>) or cloudwatch page (<text:a xlink:href="https://web.archive.org/web/20100221113631/http://aws.amazon.com/cloudwatch/" xlink:type="simple">https://web.archive.org/web/20100221113631/http://aws.amazon.com/cloudwatch/</text:a>). The first global infrastructure data (2011-11-12) already shows ELB and cloudwatch in us-west-1. Assuming these were available from launch, but cannot be positively sure.</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b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s://forums.aws.amazon.com/ann.jspa?annID=537" xlink:type="simple">https://forums.aws.amazon.com/ann.jspa?annID=537</text:a></text:p>
          </table:table-cell>
          <table:table-cell table:number-columns-repeated="1016"/>
        </table:table-row>
        <table:table-row table:style-name="ro3">
          <table:table-cell office:value-type="date" office:date-value="2009-12-03" calcext:value-type="date">
            <text:p>2009-12-03</text:p>
          </table:table-cell>
          <table:table-cell office:value-type="string" calcext:value-type="string">
            <text:p>autoscaling</text:p>
          </table:table-cell>
          <table:table-cell office:value-type="string" calcext:value-type="string">
            <text:p>us-west-1</text:p>
          </table:table-cell>
          <table:table-cell office:value-type="float" office:value="0" calcext:value-type="float">
            <text:p>0</text:p>
          </table:table-cell>
          <table:table-cell office:value-type="string" calcext:value-type="string">
            <text:p>Can't find any reference to auto scaling in us-west-1, but it appears more or less standard from eu-west-1 introduction and no separate announcements are found for a In other region announcemnets auto scaling is mostly mentioned ny other regions.</text:p>
          </table:table-cell>
          <table:table-cell table:number-columns-repeated="1016"/>
        </table:table-row>
        <table:table-row table:style-name="ro1">
          <table:table-cell office:value-type="date" office:date-value="2009-12-09" calcext:value-type="date">
            <text:p>2009-12-09</text:p>
          </table:table-cell>
          <table:table-cell office:value-type="string" calcext:value-type="string">
            <text:p>import-expor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12/09/aws-importexport-announces-international-support/" xlink:type="simple">http://aws.amazon.com/about-aws/whats-new/2009/12/09/aws-importexport-announces-international-support/</text:a> </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1">
          <table:table-cell office:value-type="date" office:date-value="2010-04-13" calcext:value-type="date">
            <text:p>2010-04-13</text:p>
          </table:table-cell>
          <table:table-cell office:value-type="string" calcext:value-type="string">
            <text:p>rd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4/13/announcing-amazon-relational-database-service-rds-in-the-eu-region/" xlink:type="simple">http://aws.amazon.com/about-aws/whats-new/2010/04/13/announcing-amazon-relational-database-service-rds-in-the-eu-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ec2</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3</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impledb</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rd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q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n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cloudwatch</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6">
          <table:table-cell office:value-type="date" office:date-value="2010-04-29" calcext:value-type="date">
            <text:p>2010-04-29</text:p>
          </table:table-cell>
          <table:table-cell office:value-type="string" calcext:value-type="string">
            <text:p>elb</text:p>
          </table:table-cell>
          <table:table-cell office:value-type="string" calcext:value-type="string">
            <text:p>ap-southeast-1</text:p>
          </table:table-cell>
          <table:table-cell office:value-type="float" office:value="0" calcext:value-type="float">
            <text:p>0</text:p>
          </table:table-cell>
          <table:table-cell office:value-type="string" calcext:value-type="string">
            <text:p>Similar problems as with us-west-1 elb. Noticeably cloudwatch is mentioned, but not ELB (see press release too, <text:a xlink:href="http://phx.corporate-ir.net/phoenix.zhtml?c=176060&amp;p=irol-newsArticle&amp;ID=1419606&amp;highlight" xlink:type="simple">http://phx.corporate-ir.net/phoenix.zhtml?c=176060&amp;p=irol-newsArticle&amp;ID=1419606&amp;highlight</text:a>). This would suggest that ELB was not available at launch, but without better information it is staked at region launch date.</text:p>
          </table:table-cell>
          <table:table-cell table:number-columns-repeated="1016"/>
        </table:table-row>
        <table:table-row table:style-name="ro4">
          <table:table-cell office:value-type="date" office:date-value="2010-04-29" calcext:value-type="date">
            <text:p>2010-04-29</text:p>
          </table:table-cell>
          <table:table-cell office:value-type="string" calcext:value-type="string">
            <text:p>eb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 does not mention EBS, nor does any of forum announcements. Yet, RDS is mentioned and AFAIK RDS works using EBS. There isn't any separate announcement of EBS in ap-southeast-1 so assuming this was just an omission (all future announcements follow the same pattern, but include EBS too.) Also previous annouregion us-west-1 already had EBS.</text:p>
          </table:table-cell>
          <table:table-cell table:number-columns-repeated="1016"/>
        </table:table-row>
        <table:table-row table:style-name="ro3">
          <table:table-cell office:value-type="date" office:date-value="2010-04-29" calcext:value-type="date">
            <text:p>2010-04-29</text:p>
          </table:table-cell>
          <table:table-cell office:value-type="string" calcext:value-type="string">
            <text:p>autoscaling</text:p>
          </table:table-cell>
          <table:table-cell office:value-type="string" calcext:value-type="string">
            <text:p>ap-southeast-1</text:p>
          </table:table-cell>
          <table:table-cell office:value-type="float" office:value="0" calcext:value-type="float">
            <text:p>0</text:p>
          </table:table-cell>
          <table:table-cell office:value-type="string" calcext:value-type="string">
            <text:p>Same as with us-west-1, <text:a xlink:href="http://aws.amazon.com/about-aws/whats-new/2010/04/29/announcing-asia-pacific-singapore-region/" xlink:type="simple">http://aws.amazon.com/about-aws/whats-new/2010/04/29/announcing-asia-pacific-singapore-region/</text:a> has no auto scaling but no separate later announcements either.</text:p>
          </table:table-cell>
          <table:table-cell table:number-columns-repeated="1016"/>
        </table:table-row>
        <table:table-row table:style-name="ro1">
          <table:table-cell office:value-type="date" office:date-value="2010-05-04" calcext:value-type="date">
            <text:p>2010-05-04</text:p>
          </table:table-cell>
          <table:table-cell office:value-type="string" calcext:value-type="string">
            <text:p>vpc</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5/04/announcing-amazon-vpc-in-the-eu-region/" xlink:type="simple">http://aws.amazon.com/about-aws/whats-new/2010/05/04/announcing-amazon-vpc-in-the-eu-region/</text:a></text:p>
          </table:table-cell>
          <table:table-cell table:number-columns-repeated="1016"/>
        </table:table-row>
        <table:table-row table:style-name="ro1">
          <table:table-cell office:value-type="date" office:date-value="2010-05-06" calcext:value-type="date">
            <text:p>2010-05-06</text:p>
          </table:table-cell>
          <table:table-cell office:value-type="string" calcext:value-type="string">
            <text:p>rd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0/05/06/announcing-amazon-relational-database-service-rds-in-the-northern-california-region/" xlink:type="simple">http://aws.amazon.com/about-aws/whats-new/2010/05/06/announcing-amazon-relational-database-service-rds-in-the-northern-california-region/</text:a></text:p>
          </table:table-cell>
          <table:table-cell table:number-columns-repeated="1016"/>
        </table:table-row>
        <table:table-row table:style-name="ro1">
          <table:table-cell office:value-type="date" office:date-value="2010-12-28" calcext:value-type="date">
            <text:p>2010-12-28</text:p>
          </table:table-cell>
          <table:table-cell office:value-type="string" calcext:value-type="string">
            <text:p>import-expor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12/28/aws-importexport-now-supports-the-asia-pacific-singapore-region/" xlink:type="simple">http://aws.amazon.com/about-aws/whats-new/2010/12/28/aws-importexport-now-supports-the-asia-pacific-singapore-region/</text:a></text:p>
          </table:table-cell>
          <table:table-cell table:number-columns-repeated="1016"/>
        </table:table-row>
        <table:table-row table:style-name="ro6">
          <table:table-cell office:value-type="date" office:date-value="2011-01-19" calcext:value-type="date">
            <text:p>2011-01-19</text:p>
          </table:table-cell>
          <table:table-cell office:value-type="string" calcext:value-type="string">
            <text:p>elasticbeanstalk</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1/19/introducing-aws-elastic-beanstalk-beta/" xlink:type="simple">http://aws.amazon.com/about-aws/whats-new/2011/01/19/introducing-aws-elastic-beanstalk-beta/</text:a></text:p>
            <text:p><text:a xlink:href="https://web.archive.org/web/20110122104653/http://aws.amazon.com/elasticbeanstalk/faqs/#regions" xlink:type="simple">https://web.archive.org/web/20110122104653/http://aws.amazon.com/elasticbeanstalk/faqs/#regions</text:a> mentions only supported in us-east-1. There are also later announcements during 2012 for other regions, so assuming us-east-1 is the only supported region at this time.</text:p>
          </table:table-cell>
          <table:table-cell table:number-columns-repeated="1016"/>
        </table:table-row>
        <table:table-row table:style-name="ro3">
          <table:table-cell office:value-type="date" office:date-value="2011-01-25" calcext:value-type="date">
            <text:p>2011-01-25</text:p>
          </table:table-cell>
          <table:table-cell office:value-type="string" calcext:value-type="string">
            <text:p>se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1/25/introducing-amazon-simple-email-service-beta/" xlink:type="simple">http://aws.amazon.com/about-aws/whats-new/2011/01/25/introducing-amazon-simple-email-service-beta/</text:a></text:p>
            <text:p><text:a xlink:href="https://web.archive.org/web/20110128073200/http://aws.amazon.com/ses/faqs/" xlink:type="simple">https://web.archive.org/web/20110128073200/http://aws.amazon.com/ses/faqs/</text:a> FAQ from 2011-01-28 says that ”Amazon SES is hosted in the US-East (Northern Virginia) Region”.</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7">
          <table:table-cell office:value-type="date" office:date-value="2011-02-28" calcext:value-type="date">
            <text:p>2011-02-28</text:p>
          </table:table-cell>
          <table:table-cell office:value-type="string" calcext:value-type="string">
            <text:p>import-export</text:p>
          </table:table-cell>
          <table:table-cell office:value-type="string" calcext:value-type="string">
            <text:p>us-west-1</text:p>
          </table:table-cell>
          <table:table-cell office:value-type="float" office:value="0" calcext:value-type="float">
            <text:p>0</text:p>
          </table:table-cell>
          <table:table-cell office:value-type="string" calcext:value-type="string">
            <text:p>This is difficult to determine and there are conflicting information. https://web.archive.org/web/20111120023918/http://aws.amazon.com/about-aws/globalinfrastructure/? shows ”AWS Import/Export” for us-west-1 on 2011-11-20 but 2011-11-13 doesn't list it.</text:p>
            <text:p>Then yet again the product page itself <text:a xlink:href="https://web.archive.org/web/20110228142631/http://aws.amazon.com/importexport/" xlink:type="simple">https://web.archive.org/web/20110228142631/http://aws.amazon.com/importexport/</text:a> <text:s/>on 2011-02-28 mentions Oregon (but not on previous saved version from 2010-12-02).</text:p>
            <text:p>Finally the import/export price calculator <text:a xlink:href="https://web.archive.org/web/20110707122314/http://awsimportexport.s3.amazonaws.com/aws-import-export-calculator.html" xlink:type="simple">https://web.archive.org/web/20110707122314/http://awsimportexport.s3.amazonaws.com/aws-import-export-calculator.html</text:a> <text:s/>from 2011-07-07 shows Oregon in the region list.</text:p>
            <text:p>Picked the first known Oregon mention for import/export with the assumption that the globalinfrastructure page was in error (and was later fixed) of 2011-02-28, but marked as inaccurate.</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ec2</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s3</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rd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impled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q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n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cloudformation</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cloudwatch</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s/><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el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blogs/aws/now-open-aws-region-in-tokyo/" xlink:type="simple">http://aws.amazon.com/blogs/aws/now-open-aws-region-in-tokyo/</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eb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ext:p><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3">
          <table:table-cell office:value-type="date" office:date-value="2011-03-02" calcext:value-type="date">
            <text:p>2011-03-02</text:p>
          </table:table-cell>
          <table:table-cell office:value-type="string" calcext:value-type="string">
            <text:p>autoscaling</text:p>
          </table:table-cell>
          <table:table-cell office:value-type="string" calcext:value-type="string">
            <text:p>ap-northeast-1</text:p>
          </table:table-cell>
          <table:table-cell office:value-type="float" office:value="0" calcext:value-type="float">
            <text:p>0</text:p>
          </table:table-cell>
          <table:table-cell office:value-type="string" calcext:value-type="string">
            <text:p>Same as with us-west-1 and ap-southeast-1, <text:a xlink:href="http://aws.amazon.com/about-aws/whats-new/2011/03/02/announcing-asia-pacific-tokyo-region/" xlink:type="simple">http://aws.amazon.com/about-aws/whats-new/2011/03/02/announcing-asia-pacific-tokyo-region/</text:a> doesn't say anything about auto scaling.</text:p>
          </table:table-cell>
          <table:table-cell table:number-columns-repeated="1016"/>
        </table:table-row>
        <table:table-row table:style-name="ro1">
          <table:table-cell office:value-type="date" office:date-value="2011-04-14" calcext:value-type="date">
            <text:p>2011-04-14</text:p>
          </table:table-cell>
          <table:table-cell office:value-type="string" calcext:value-type="string">
            <text:p>em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4/14/amazon-elastic-mapreduce-now-available-in-asia-pacific-regions/" xlink:type="simple">http://aws.amazon.com/about-aws/whats-new/2011/04/14/amazon-elastic-mapreduce-now-available-in-asia-pacific-regions/</text:a></text:p>
          </table:table-cell>
          <table:table-cell table:number-columns-repeated="1016"/>
        </table:table-row>
        <table:table-row table:style-name="ro1">
          <table:table-cell office:value-type="date" office:date-value="2011-04-14" calcext:value-type="date">
            <text:p>2011-04-14</text:p>
          </table:table-cell>
          <table:table-cell office:value-type="string" calcext:value-type="string">
            <text:p>emr</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4/14/amazon-elastic-mapreduce-now-available-in-asia-pacific-regions/" xlink:type="simple">http://aws.amazon.com/about-aws/whats-new/2011/04/14/amazon-elastic-mapreduce-now-available-in-asia-pacific-regions/</text:a></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1">
          <table:table-cell office:value-type="date" office:date-value="2011-08-03" calcext:value-type="date">
            <text:p>2011-08-03</text:p>
          </table:table-cell>
          <table:table-cell office:value-type="string" calcext:value-type="string">
            <text:p>directconnec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8/03/Announcing-AWS-Direct-Connect/" xlink:type="simple">http://aws.amazon.com/about-aws/whats-new/2011/08/03/Announcing-AWS-Direct-Connect/</text:a></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ec2</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s3</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vpc</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22" calcext:value-type="date">
            <text:p>2011-08-22</text:p>
          </table:table-cell>
          <table:table-cell office:value-type="string" calcext:value-type="string">
            <text:p>elasticache</text:p>
          </table:table-cell>
          <table:table-cell office:value-type="string" calcext:value-type="string">
            <text:p>us-east-1</text:p>
          </table:table-cell>
          <table:table-cell office:value-type="float" office:value="1" calcext:value-type="float">
            <text:p>1</text:p>
          </table:table-cell>
          <table:table-cell table:style-name="ce9" office:value-type="string" calcext:value-type="string">
            <text:p><text:a xlink:href="http://aws.amazon.com/about-aws/whats-new/2011/08/22/announcing-amazon-elasticache/" xlink:type="simple">http://aws.amazon.com/about-aws/whats-new/2011/08/22/announcing-amazon-elasticache/</text:a> </text:p>
          </table:table-cell>
          <table:table-cell table:number-columns-repeated="1016"/>
        </table:table-row>
        <table:table-row table:style-name="ro1">
          <table:table-cell office:value-type="date" office:date-value="2011-09-08" calcext:value-type="date">
            <text:p>2011-09-08</text:p>
          </table:table-cell>
          <table:table-cell office:value-type="string" calcext:value-type="string">
            <text:p>directconnect</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9/08/AWS-Direct-Connect-GA-US-West/" xlink:type="simple">http://aws.amazon.com/about-aws/whats-new/2011/09/08/AWS-Direct-Connect-GA-US-West/</text:a> </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c2</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3</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b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impled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rd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q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n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vpc</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l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m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cloudformation</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cloudwatch</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8">
          <table:table-cell office:value-type="date" office:date-value="2011-11-08" calcext:value-type="date">
            <text:p>2011-11-08</text:p>
          </table:table-cell>
          <table:table-cell office:value-type="string" calcext:value-type="string">
            <text:p>import-expor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 does not explicitly state import-export. <text:a xlink:href="https://web.archive.org/web/20111111055756/http://aws.amazon.com/importexport" xlink:type="simple">https://web.archive.org/web/20111111055756/http://aws.amazon.com/importexport</text:a> <text:s/>from 2011-11-11 states ”AWS Import/Export supports importing and exporting data into and out of Amazon S3 buckets in the US Standard, US West (Oregon), US West (Northern California), EU (Ireland), and Asia Pacific (Singapore) Regions.”. Assuming service available from launch day.</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autoscaling</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 </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c2</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3</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b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impled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rd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q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n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vpc</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l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mr</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cloudformation</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cloudwatch</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autoscaling</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 </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1/10/AWS-Direct-Connect-GA-US-West-1/" xlink:type="simple">http://aws.amazon.com/about-aws/whats-new/2012/01/10/AWS-Direct-Connect-GA-US-West-1/</text:a></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http://aws.amazon.com/about-aws/whats-new/2012/01/10/AWS-Direct-Connect-GA-US-West-1/</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1/10/AWS-Direct-Connect-GA-US-West-1/" xlink:type="simple">http://aws.amazon.com/about-aws/whats-new/2012/01/10/AWS-Direct-Connect-GA-US-West-1/</text:a></text:p>
          </table:table-cell>
          <table:table-cell table:number-columns-repeated="1016"/>
        </table:table-row>
        <table:table-row table:style-name="ro3">
          <table:table-cell office:value-type="date" office:date-value="2012-01-18" calcext:value-type="date">
            <text:p>2012-01-18</text:p>
          </table:table-cell>
          <table:table-cell office:value-type="string" calcext:value-type="string">
            <text:p>dynamod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1/18/aws-announces-dynamodb/" xlink:type="simple">http://aws.amazon.com/about-aws/whats-new/2012/01/18/aws-announces-dynamodb/</text:a></text:p>
            <text:p>Later <text:a xlink:href="http://aws.amazon.com/about-aws/whats-new/2012/02/29/dynamodb-now-available-in-japan/" xlink:type="simple">http://aws.amazon.com/about-aws/whats-new/2012/02/29/dynamodb-now-available-in-japan/</text:a> adds ap-northeast-1 and shows only those two regions, so assuming that started in only us-east-1.</text:p>
          </table:table-cell>
          <table:table-cell table:number-columns-repeated="1016"/>
        </table:table-row>
        <table:table-row table:style-name="ro9">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ap-northeast-1</text:p>
          </table:table-cell>
          <table:table-cell office:value-type="float" office:value="1" calcext:value-type="float">
            <text:p>1</text:p>
          </table:table-cell>
          <table:table-cell table:style-name="ce9"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ext:p><text:span text:style-name="T2"><text:a xlink:href="http://aws.amazon.com/about-aws/whats-new/2012/01/24/announcing-aws-storage-gateway/" xlink:type="simple">http://aws.amazon.com/about-aws/whats-new/2012/01/24/announcing-aws-storage-gateway/</text:a></text:span></text:p>
            <text:p><text:span text:style-name="T2">No explicit mentions of regions supported in news, product page or FAQ. Service listing from 2012-05-28 (</text:span><text:span text:style-name="T2"><text:a xlink:href="https://web.archive.org/web/20120528152055/http://aws.amazon.com/about-aws/globalinfrastructure/regional-product-services" xlink:type="simple">https://web.archive.org/web/20120528152055/http://aws.amazon.com/about-aws/globalinfrastructure/regional-product-services</text:a></text:span><text:span text:style-name="T2">) shows support for all current regions (except govcloud). Assuming this is an overlay service on S3 (as implied) that works in all regions by default.</text:spa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4">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 explicit mentions of regions supported in news, product page or FAQ. Service listing from 2012-05-28 (<text:a xlink:href="https://web.archive.org/web/20120528152055/http://aws.amazon.com/about-aws/globalinfrastructure/regional-product-services" xlink:type="simple">https://web.archive.org/web/20120528152055/http://aws.amazon.com/about-aws/globalinfrastructure/regional-product-services</text:a>) shows support for all current regions (except govcloud). Assuming this is an overlay service on S3 (as implied) that works in all regions by default.</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4">
          <table:table-cell office:value-type="date" office:date-value="2012-02-21" calcext:value-type="date">
            <text:p>2012-02-21</text:p>
          </table:table-cell>
          <table:table-cell office:value-type="string" calcext:value-type="string">
            <text:p>swf</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2/21/aws-announces-swf/" xlink:type="simple">http://aws.amazon.com/about-aws/whats-new/2012/02/21/aws-announces-swf/</text:a></text:p>
            <text:p>Based on <text:a xlink:href="http://aws.amazon.com/about-aws/whats-new/2013/01/30/amazon-swf-in-seven-additional-regions-and-extends-IAM-Support/" xlink:type="simple">http://aws.amazon.com/about-aws/whats-new/2013/01/30/amazon-swf-in-seven-additional-regions-and-extends-IAM-Support/</text:a> swf supported only in us-east-1 at this time.</text:p>
            <text:p/>
          </table:table-cell>
          <table:table-cell table:number-columns-repeated="1016"/>
        </table:table-row>
        <table:table-row table:style-name="ro1">
          <table:table-cell office:value-type="date" office:date-value="2012-02-22" calcext:value-type="date">
            <text:p>2012-02-22</text:p>
          </table:table-cell>
          <table:table-cell office:value-type="string" calcext:value-type="string">
            <text:p>elasticache</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2/22/elasticache-in-oregon-and-sao-paulo/" xlink:type="simple">http://aws.amazon.com/about-aws/whats-new/2012/02/22/elasticache-in-oregon-and-sao-paulo/</text:a></text:p>
          </table:table-cell>
          <table:table-cell table:number-columns-repeated="1016"/>
        </table:table-row>
        <table:table-row table:style-name="ro1">
          <table:table-cell office:value-type="date" office:date-value="2012-02-22" calcext:value-type="date">
            <text:p>2012-02-22</text:p>
          </table:table-cell>
          <table:table-cell office:value-type="string" calcext:value-type="string">
            <text:p>elasticache</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2/22/elasticache-in-oregon-and-sao-paulo/" xlink:type="simple">http://aws.amazon.com/about-aws/whats-new/2012/02/22/elasticache-in-oregon-and-sao-paulo/</text:a></text:p>
          </table:table-cell>
          <table:table-cell table:number-columns-repeated="1016"/>
        </table:table-row>
        <table:table-row table:style-name="ro1">
          <table:table-cell office:value-type="date" office:date-value="2012-02-29" calcext:value-type="date">
            <text:p>2012-02-29</text:p>
          </table:table-cell>
          <table:table-cell office:value-type="string" calcext:value-type="string">
            <text:p>dynamod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2/29/dynamodb-now-available-in-japan/" xlink:type="simple">http://aws.amazon.com/about-aws/whats-new/2012/02/29/dynamodb-now-available-in-japan/</text:a></text:p>
          </table:table-cell>
          <table:table-cell table:number-columns-repeated="1016"/>
        </table:table-row>
        <table:table-row table:style-name="ro1">
          <table:table-cell office:value-type="date" office:date-value="2012-03-07" calcext:value-type="date">
            <text:p>2012-03-07</text:p>
          </table:table-cell>
          <table:table-cell office:value-type="string" calcext:value-type="string">
            <text:p>dynamod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3/07/dynamodb-now-available-in-europe/" xlink:type="simple">http://aws.amazon.com/about-aws/whats-new/2012/03/07/dynamodb-now-available-in-europe/</text:a></text:p>
          </table:table-cell>
          <table:table-cell table:number-columns-repeated="1016"/>
        </table:table-row>
        <table:table-row table:style-name="ro1">
          <table:table-cell office:value-type="date" office:date-value="2012-03-15" calcext:value-type="date">
            <text:p>2012-03-15</text:p>
          </table:table-cell>
          <table:table-cell office:value-type="string" calcext:value-type="string">
            <text:p>storagegateway</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3/15/storage-gateway-now-available-in-south-america/" xlink:type="simple">http://aws.amazon.com/about-aws/whats-new/2012/03/15/storage-gateway-now-available-in-south-america/</text:a></text:p>
          </table:table-cell>
          <table:table-cell table:number-columns-repeated="1016"/>
        </table:table-row>
        <table:table-row table:style-name="ro3">
          <table:table-cell office:value-type="date" office:date-value="2012-04-11" calcext:value-type="date">
            <text:p>2012-04-11</text:p>
          </table:table-cell>
          <table:table-cell office:value-type="string" calcext:value-type="string">
            <text:p>cloudsearch</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4/11/aws-announces-cloudsearch/" xlink:type="simple">http://aws.amazon.com/about-aws/whats-new/2012/04/11/aws-announces-cloudsearch/</text:a></text:p>
            <text:p><text:a xlink:href="http://aws.amazon.com/blogs/aws/amazon-cloudsearch-start-searching-in-one-hour/" xlink:type="simple">http://aws.amazon.com/blogs/aws/amazon-cloudsearch-start-searching-in-one-hour/</text:a> mentions that ”It exists within a particular Availability Zone of a single AWS Region (initially US East).”</text:p>
          </table:table-cell>
          <table:table-cell table:number-columns-repeated="1016"/>
        </table:table-row>
        <table:table-row table:style-name="ro1">
          <table:table-cell office:value-type="date" office:date-value="2012-04-23" calcext:value-type="date">
            <text:p>2012-04-23</text:p>
          </table:table-cell>
          <table:table-cell office:value-type="string" calcext:value-type="string">
            <text:p>elasticbeanstalk</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4/23/aws-elastic-beanstalk-now-available-in-the-asia-pacific-tokyo-region/" xlink:type="simple">http://aws.amazon.com/about-aws/whats-new/2012/04/23/aws-elastic-beanstalk-now-available-in-the-asia-pacific-tokyo-region/</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5-16" calcext:value-type="date">
            <text:p>2012-05-16</text:p>
          </table:table-cell>
          <table:table-cell office:value-type="string" calcext:value-type="string">
            <text:p>elasticbeanstalk</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5/16/aws-elastic-beanstalk-now-available-in-the-eu-ireland-region/" xlink:type="simple">http://aws.amazon.com/about-aws/whats-new/2012/05/16/aws-elastic-beanstalk-now-available-in-the-eu-ireland-region/</text:a></text:p>
          </table:table-cell>
          <table:table-cell table:number-columns-repeated="1016"/>
        </table:table-row>
        <table:table-row table:style-name="ro1">
          <table:table-cell office:value-type="date" office:date-value="2012-07-10" calcext:value-type="date">
            <text:p>2012-07-10</text:p>
          </table:table-cell>
          <table:table-cell office:value-type="string" calcext:value-type="string">
            <text:p>elasticbeanstalk</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7/10/aws-elastic-beanstalk-now-available-in-us-west-oregon-and-us-west-northern-california/" xlink:type="simple">http://aws.amazon.com/about-aws/whats-new/2012/07/10/aws-elastic-beanstalk-now-available-in-us-west-oregon-and-us-west-northern-california/</text:a></text:p>
          </table:table-cell>
          <table:table-cell table:number-columns-repeated="1016"/>
        </table:table-row>
        <table:table-row table:style-name="ro1">
          <table:table-cell office:value-type="date" office:date-value="2012-07-10" calcext:value-type="date">
            <text:p>2012-07-10</text:p>
          </table:table-cell>
          <table:table-cell office:value-type="string" calcext:value-type="string">
            <text:p>elasticbeanstalk</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7/10/aws-elastic-beanstalk-now-available-in-us-west-oregon-and-us-west-northern-california/" xlink:type="simple">http://aws.amazon.com/about-aws/whats-new/2012/07/10/aws-elastic-beanstalk-now-available-in-us-west-oregon-and-us-west-northern-california/</text:a></text:p>
          </table:table-cell>
          <table:table-cell table:number-columns-repeated="1016"/>
        </table:table-row>
        <table:table-row table:style-name="ro1">
          <table:table-cell office:value-type="date" office:date-value="2012-08-13" calcext:value-type="date">
            <text:p>2012-08-13</text:p>
          </table:table-cell>
          <table:table-cell office:value-type="string" calcext:value-type="string">
            <text:p>directconnect</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8/13/AWS-Direct-Connect-Console/" xlink:type="simple">http://aws.amazon.com/about-aws/whats-new/2012/08/13/AWS-Direct-Connect-Console/</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9-04" calcext:value-type="date">
            <text:p>2012-09-04</text:p>
          </table:table-cell>
          <table:table-cell office:value-type="string" calcext:value-type="string">
            <text:p>elasticbeanstalk</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9/04/aws-elastic-beanstalk-now-available-in-the-asia-pacific-singapore-region/" xlink:type="simple">http://aws.amazon.com/about-aws/whats-new/2012/09/04/aws-elastic-beanstalk-now-available-in-the-asia-pacific-singapore-region/</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sn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sq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cloudwatch</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2">
          <table:table-cell office:value-type="date" office:date-value="2012-10-09" calcext:value-type="date">
            <text:p>2012-10-09</text:p>
          </table:table-cell>
          <table:table-cell office:value-type="string" calcext:value-type="string">
            <text:p>eb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ext:p><text:a xlink:href="https://web.archive.org/web/20110829061954/http://aws.amazon.com/govcloud-us/" xlink:type="simple">https://web.archive.org/web/20110829061954/http://aws.amazon.com/govcloud-us/</text:a> </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autoscaling</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c2</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cloudwatch</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vpc</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3</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b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q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n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l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dynamod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rd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mr</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cloudformation</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lasticbeanstalk</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toragegateway</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impled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directconnect</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6">
          <table:table-cell office:value-type="date" office:date-value="2012-11-12" calcext:value-type="date">
            <text:p>2012-11-12</text:p>
          </table:table-cell>
          <table:table-cell office:value-type="string" calcext:value-type="string">
            <text:p>autoscaling</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21112115244/http://aws.amazon.com/about-aws/globalinfrastructure/regional-product-services/" xlink:type="simple">https://web.archive.org/web/20121112115244/http://aws.amazon.com/about-aws/globalinfrastructure/regional-product-services/</text:a> shows auto scaling in Sydney, so assuming launched with it.</text:p>
            <text:p/>
          </table:table-cell>
          <table:table-cell table:number-columns-repeated="1016"/>
        </table:table-row>
        <table:table-row table:style-name="ro1">
          <table:table-cell office:value-type="date" office:date-value="2012-11-20" calcext:value-type="date">
            <text:p>2012-11-20</text:p>
          </table:table-cell>
          <table:table-cell office:value-type="string" calcext:value-type="string">
            <text:p>dynamod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11/20/dynamodb-now-available-in-south-america/" xlink:type="simple">http://aws.amazon.com/about-aws/whats-new/2012/11/20/dynamodb-now-available-in-south-america/</text:a></text:p>
          </table:table-cell>
          <table:table-cell table:number-columns-repeated="1016"/>
        </table:table-row>
        <table:table-row table:style-name="ro3">
          <table:table-cell office:value-type="date" office:date-value="2012-11-28" calcext:value-type="date">
            <text:p>2012-11-28</text:p>
          </table:table-cell>
          <table:table-cell office:value-type="string" calcext:value-type="string">
            <text:p>redshif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11/28/announcing-amazon-redshift/" xlink:type="simple">http://aws.amazon.com/about-aws/whats-new/2012/11/28/announcing-amazon-redshift/</text:a></text:p>
            <text:p><text:a xlink:href="https://web.archive.org/web/20130307224330/http://aws.amazon.com/about-aws/globalinfrastructure/regional-product-services/" xlink:type="simple">https://web.archive.org/web/20130307224330/http://aws.amazon.com/about-aws/globalinfrastructure/regional-product-services/</text:a> <text:s/>(from 2013-03-07) shows redshift available only in us-east-1.</text:p>
          </table:table-cell>
          <table:table-cell table:number-columns-repeated="1016"/>
        </table:table-row>
        <table:table-row table:style-name="ro1">
          <table:table-cell office:value-type="date" office:date-value="2012-12-03" calcext:value-type="date">
            <text:p>2012-12-03</text:p>
          </table:table-cell>
          <table:table-cell office:value-type="string" calcext:value-type="string">
            <text:p>dynamodb</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2/03/AWS-GovCloud-US-Region-Announces-Amazon-DynamoDB/" xlink:type="simple">http://aws.amazon.com/about-aws/whats-new/2012/12/03/AWS-GovCloud-US-Region-Announces-Amazon-DynamoDB/</text:a></text:p>
          </table:table-cell>
          <table:table-cell table:number-columns-repeated="1016"/>
        </table:table-row>
        <table:table-row table:style-name="ro1">
          <table:table-cell office:value-type="date" office:date-value="2012-12-06" calcext:value-type="date">
            <text:p>2012-12-06</text:p>
          </table:table-cell>
          <table:table-cell office:value-type="string" calcext:value-type="string">
            <text:p>elasticbeanstalk</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12/06/announcing-three-new-additions-to-sao-paulo-region/" xlink:type="simple">http://aws.amazon.com/about-aws/whats-new/2012/12/06/announcing-three-new-additions-to-sao-paulo-region/</text:a></text:p>
          </table:table-cell>
          <table:table-cell table:number-columns-repeated="1016"/>
        </table:table-row>
        <table:table-row table:style-name="ro6">
          <table:table-cell office:value-type="date" office:date-value="2012-12-20" calcext:value-type="date">
            <text:p>2012-12-20</text:p>
          </table:table-cell>
          <table:table-cell office:value-type="string" calcext:value-type="string">
            <text:p>datapipeline</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12/20/announcing-aws-data-pipeline/" xlink:type="simple">http://aws.amazon.com/about-aws/whats-new/2012/12/20/announcing-aws-data-pipeline/</text:a></text:p>
            <text:p><text:a xlink:href="http://aws.amazon.com/about-aws/whats-new/2014/02/20/aws-data-pipeline-now-available-in-four-new-regions/" xlink:type="simple">http://aws.amazon.com/about-aws/whats-new/2014/02/20/aws-data-pipeline-now-available-in-four-new-regions/</text:a> (from 2014-02-20) implies that us-east-1 was the only one prior to that date for datapipeline.</text:p>
            <text:p/>
          </table:table-cell>
          <table:table-cell table:number-columns-repeated="1016"/>
        </table:table-row>
        <table:table-row table:style-name="ro1">
          <table:table-cell office:value-type="date" office:date-value="2012-12-21" calcext:value-type="date">
            <text:p>2012-12-21</text:p>
          </table:table-cell>
          <table:table-cell office:value-type="string" calcext:value-type="string">
            <text:p>rd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2/21/aws-govcloud-us-region-announces-amazon-rds/" xlink:type="simple">http://aws.amazon.com/about-aws/whats-new/2012/12/21/aws-govcloud-us-region-announces-amazon-rds/</text:a></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1">
          <table:table-cell office:value-type="date" office:date-value="2013-02-15" calcext:value-type="date">
            <text:p>2013-02-15</text:p>
          </table:table-cell>
          <table:table-cell office:value-type="string" calcext:value-type="string">
            <text:p>cloudsearch</text:p>
          </table:table-cell>
          <table:table-cell office:value-type="string" calcext:value-type="string">
            <text:p>eu-west-1</text:p>
          </table:table-cell>
          <table:table-cell office:value-type="float" office:value="0" calcext:value-type="float">
            <text:p>0</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mentions ”These new Regions join the US East (Northern Virginia) Region, and the recently added EU (Ireland) Region”, yet after the original annoouncement on 2012-11-04 no explicit announcement about eu-west-1 was made.</text:p>
            <text:p><text:a xlink:href="https://forums.aws.amazon.com/thread.jspa?messageID=368820&amp;#368820" xlink:type="simple">https://forums.aws.amazon.com/thread.jspa?messageID=368820&amp;#368820</text:a> (2012-08-01) explicitly states that cloudsearch is not yet available in EU, and <text:a xlink:href="https://forums.aws.amazon.com/thread.jspa?threadID=116918&amp;tstart=400" xlink:type="simple">https://forums.aws.amazon.com/thread.jspa?threadID=116918&amp;tstart=400</text:a> (2013-02-15) mentions cloudsearch being used in EU region. Picking 2013-02-15 as the earliest confirmed availability for cloudsearch in EU region.</text:p>
            <text:p/>
          </table:table-cell>
          <table:table-cell table:number-columns-repeated="1016"/>
        </table:table-row>
        <table:table-row table:style-name="ro8">
          <table:table-cell office:value-type="date" office:date-value="2013-02-18" calcext:value-type="date">
            <text:p>2013-02-18</text:p>
          </table:table-cell>
          <table:table-cell office:value-type="string" calcext:value-type="string">
            <text:p>opswork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s://aws.amazon.com/about-aws/whats-new/2013/02/18/announcing-aws-opsworks/" xlink:type="simple">https://aws.amazon.com/about-aws/whats-new/2013/02/18/announcing-aws-opsworks/</text:a></text:p>
            <text:p><text:a xlink:href="https://web.archive.org/web/20140620185223/http://aws.amazon.com/opsworks/faqs/" xlink:type="simple">https://web.archive.org/web/20140620185223/http://aws.amazon.com/opsworks/faqs/</text:a></text:p>
            <text:p>Note: Although opsworks can launch into any region, it itself is run <text:span text:style-name="T1">from</text:span> us-east-1. See the FAQ: ”You can configure OpsWorks instances to be launched in any AWS region except GovCloud. OpsWorks itself runs in US East (Northern Virginia) and provides access to all of your OpsWorks applications, no matter where they’re running.”</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1">
          <table:table-cell office:value-type="date" office:date-value="2013-03-12" calcext:value-type="date">
            <text:p>2013-03-12</text:p>
          </table:table-cell>
          <table:table-cell office:value-type="string" calcext:value-type="string">
            <text:p>elasticache</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03/12/amazon-elasticache-announces-asia-pacific-sydney-availability/" xlink:type="simple">http://aws.amazon.com/about-aws/whats-new/2013/03/12/amazon-elasticache-announces-asia-pacific-sydney-availability/</text:a></text:p>
          </table:table-cell>
          <table:table-cell table:number-columns-repeated="1016"/>
        </table:table-row>
        <table:table-row table:style-name="ro1">
          <table:table-cell office:value-type="date" office:date-value="2013-03-18" calcext:value-type="date">
            <text:p>2013-03-18</text:p>
          </table:table-cell>
          <table:table-cell office:value-type="string" calcext:value-type="string">
            <text:p>swf</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3/18/aws-govcloud-us-region-announces-amazon-swf/" xlink:type="simple">http://aws.amazon.com/about-aws/whats-new/2013/03/18/aws-govcloud-us-region-announces-amazon-swf/</text:a></text:p>
          </table:table-cell>
          <table:table-cell table:number-columns-repeated="1016"/>
        </table:table-row>
        <table:table-row table:style-name="ro3">
          <table:table-cell office:value-type="date" office:date-value="2013-03-26" calcext:value-type="date">
            <text:p>2013-03-26</text:p>
          </table:table-cell>
          <table:table-cell office:value-type="string" calcext:value-type="string">
            <text:p>cloudhsm</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3/26/announcing-aws-cloudhsm/" xlink:type="simple">http://aws.amazon.com/about-aws/whats-new/2013/03/26/announcing-aws-cloudhsm/</text:a></text:p>
            <text:p><text:a xlink:href="https://web.archive.org/web/20130401055055/http://aws.amazon.com/cloudhsm/" xlink:type="simple">https://web.archive.org/web/20130401055055/http://aws.amazon.com/cloudhsm/</text:a> (2013-04-01) mentions availability only in us-east-1 and eu-west-1 regions.</text:p>
          </table:table-cell>
          <table:table-cell table:number-columns-repeated="1016"/>
        </table:table-row>
        <table:table-row table:style-name="ro3">
          <table:table-cell office:value-type="date" office:date-value="2013-03-26" calcext:value-type="date">
            <text:p>2013-03-26</text:p>
          </table:table-cell>
          <table:table-cell office:value-type="string" calcext:value-type="string">
            <text:p>cloudhsm</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03/26/announcing-aws-cloudhsm/" xlink:type="simple">http://aws.amazon.com/about-aws/whats-new/2013/03/26/announcing-aws-cloudhsm/</text:a></text:p>
            <text:p><text:a xlink:href="https://web.archive.org/web/20130401055055/http://aws.amazon.com/cloudhsm/" xlink:type="simple">https://web.archive.org/web/20130401055055/http://aws.amazon.com/cloudhsm/</text:a> (2013-04-01) mentions availability only in us-east-1 and eu-west-1 regions.</text:p>
          </table:table-cell>
          <table:table-cell table:number-columns-repeated="1016"/>
        </table:table-row>
        <table:table-row table:style-name="ro1">
          <table:table-cell office:value-type="date" office:date-value="2013-04-02" calcext:value-type="date">
            <text:p>2013-04-02</text:p>
          </table:table-cell>
          <table:table-cell office:value-type="string" calcext:value-type="string">
            <text:p>redshif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4/02/amazon-redshift-amazon-ec2-hs1-8xl-now-in-oregon/" xlink:type="simple">http://aws.amazon.com/about-aws/whats-new/2013/04/02/amazon-redshift-amazon-ec2-hs1-8xl-now-in-oregon/</text:a></text:p>
          </table:table-cell>
          <table:table-cell table:number-columns-repeated="1016"/>
        </table:table-row>
        <table:table-row table:style-name="ro1">
          <table:table-cell office:value-type="date" office:date-value="2013-04-09" calcext:value-type="date">
            <text:p>2013-04-09</text:p>
          </table:table-cell>
          <table:table-cell office:value-type="string" calcext:value-type="string">
            <text:p>emr</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4/09/aws-govcloud-us-region-announces-amazon-emr/" xlink:type="simple">http://aws.amazon.com/about-aws/whats-new/2013/04/09/aws-govcloud-us-region-announces-amazon-emr/</text:a></text:p>
          </table:table-cell>
          <table:table-cell table:number-columns-repeated="1016"/>
        </table:table-row>
        <table:table-row table:style-name="ro1">
          <table:table-cell office:value-type="date" office:date-value="2013-04-22" calcext:value-type="date">
            <text:p>2013-04-22</text:p>
          </table:table-cell>
          <table:table-cell office:value-type="string" calcext:value-type="string">
            <text:p>redshif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4/22/amazon-redshift-amazon-ec2-hs1-8xl-now-in-ireland/" xlink:type="simple">http://aws.amazon.com/about-aws/whats-new/2013/04/22/amazon-redshift-amazon-ec2-hs1-8xl-now-in-ireland/</text:a></text:p>
          </table:table-cell>
          <table:table-cell table:number-columns-repeated="1016"/>
        </table:table-row>
        <table:table-row table:style-name="ro1">
          <table:table-cell office:value-type="date" office:date-value="2013-05-08" calcext:value-type="date">
            <text:p>2013-05-08</text:p>
          </table:table-cell>
          <table:table-cell office:value-type="string" calcext:value-type="string">
            <text:p>directconnect</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5/08/aws-direct-connect-location-seattle-and-access-govcloud/" xlink:type="simple">http://aws.amazon.com/about-aws/whats-new/2013/05/08/aws-direct-connect-location-seattle-and-access-govcloud/</text:a></text:p>
          </table:table-cell>
          <table:table-cell table:number-columns-repeated="1016"/>
        </table:table-row>
        <table:table-row table:style-name="ro1">
          <table:table-cell office:value-type="date" office:date-value="2013-05-08" calcext:value-type="date">
            <text:p>2013-05-08</text:p>
          </table:table-cell>
          <table:table-cell office:value-type="string" calcext:value-type="string">
            <text:p>directconnec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5/08/aws-direct-connect-location-seattle-and-access-govcloud/" xlink:type="simple">http://aws.amazon.com/about-aws/whats-new/2013/05/08/aws-direct-connect-location-seattle-and-access-govcloud/</text:a></text:p>
          </table:table-cell>
          <table:table-cell table:number-columns-repeated="1016"/>
        </table:table-row>
        <table:table-row table:style-name="ro1">
          <table:table-cell office:value-type="date" office:date-value="2013-06-04" calcext:value-type="date">
            <text:p>2013-06-04</text:p>
          </table:table-cell>
          <table:table-cell office:value-type="string" calcext:value-type="string">
            <text:p>redshift</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6/04/amazon-redshift-now-in-tokyo/" xlink:type="simple">http://aws.amazon.com/about-aws/whats-new/2013/06/04/amazon-redshift-now-in-tokyo/</text:a></text:p>
          </table:table-cell>
          <table:table-cell table:number-columns-repeated="1016"/>
        </table:table-row>
        <table:table-row table:style-name="ro1">
          <table:table-cell office:value-type="date" office:date-value="2013-08-28" calcext:value-type="date">
            <text:p>2013-08-28</text:p>
          </table:table-cell>
          <table:table-cell office:value-type="string" calcext:value-type="string">
            <text:p>cloudformation</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8/28/aws-cloudformation-now-available-in-aws-govcloud-us/" xlink:type="simple">http://aws.amazon.com/about-aws/whats-new/2013/08/28/aws-cloudformation-now-available-in-aws-govcloud-us/</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redshif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10/08/redshift-ec2-high-storage-apac/" xlink:type="simple">http://aws.amazon.com/about-aws/whats-new/2013/10/08/redshift-ec2-high-storage-apac/</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glacier</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0/08/amazon-glacier-now-available-in-asia-pacific-sydney-region/" xlink:type="simple">http://aws.amazon.com/about-aws/whats-new/2013/10/08/amazon-glacier-now-available-in-asia-pacific-sydney-region/</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redshift</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0/08/redshift-ec2-high-storage-apac/" xlink:type="simple">http://aws.amazon.com/about-aws/whats-new/2013/10/08/redshift-ec2-high-storage-apac/</text:a></text:p>
          </table:table-cell>
          <table:table-cell table:number-columns-repeated="1016"/>
        </table:table-row>
        <table:table-row table:style-name="ro8">
          <table:table-cell office:value-type="date" office:date-value="2013-11-01" calcext:value-type="date">
            <text:p>2013-11-01</text:p>
          </table:table-cell>
          <table:table-cell office:value-type="string" calcext:value-type="string">
            <text:p>elb</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11/1/elb-now-ga-in-aws-govcloud-us/" xlink:type="simple">http://aws.amazon.com/about-aws/whats-new/2013/11/1/elb-now-ga-in-aws-govcloud-us/</text:a></text:p>
            <text:p>Note <text:a xlink:href="http://aws.amazon.com/about-aws/whats-new/2012/10/09/AWS-GovCloud-US-Region-Announces-New-Features-and-Services/" xlink:type="simple">http://aws.amazon.com/about-aws/whats-new/2012/10/09/AWS-GovCloud-US-Region-Announces-New-Features-and-Services/</text:a> which actually gave ELB as limited availability in govcloud. This model doesn't take limited/beta/ga differences between regions into account so the first limited beta is ignored and ELB availability in govcloud counted from open beta/ga only, e.g. this entry.</text:p>
          </table:table-cell>
          <table:table-cell table:number-columns-repeated="1016"/>
        </table:table-row>
        <table:table-row table:style-name="ro1">
          <table:table-cell office:value-type="date" office:date-value="2013-11-05" calcext:value-type="date">
            <text:p>2013-11-05</text:p>
          </table:table-cell>
          <table:table-cell office:value-type="string" calcext:value-type="string">
            <text:p>cloudhsm</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1/05/aws-cloudhsm-now-available-in-us-west-and-asia-pacific/" xlink:type="simple">http://aws.amazon.com/about-aws/whats-new/2013/11/05/aws-cloudhsm-now-available-in-us-west-and-asia-pacific/</text:a></text:p>
          </table:table-cell>
          <table:table-cell table:number-columns-repeated="1016"/>
        </table:table-row>
        <table:table-row table:style-name="ro1">
          <table:table-cell office:value-type="date" office:date-value="2013-11-05" calcext:value-type="date">
            <text:p>2013-11-05</text:p>
          </table:table-cell>
          <table:table-cell office:value-type="string" calcext:value-type="string">
            <text:p>cloudhsm</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11/05/aws-cloudhsm-now-available-in-us-west-and-asia-pacific/" xlink:type="simple">http://aws.amazon.com/about-aws/whats-new/2013/11/05/aws-cloudhsm-now-available-in-us-west-and-asia-pacific/</text:a></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appstream</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3/introducing-amazon-appstream/" xlink:type="simple">http://aws.amazon.com/about-aws/whats-new/2013/11/13/introducing-amazon-appstream/</text:a></text:p>
            <text:p><text:a xlink:href="https://web.archive.org/web/20131114015018/http://aws.amazon.com/appstream/faqs/" xlink:type="simple">https://web.archive.org/web/20131114015018/http://aws.amazon.com/appstream/faqs/</text:a> (from 2013-11-14) says that us-east-1 is the only one available during preview.</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workspace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3/introducing-amazon-workspaces/" xlink:type="simple">http://aws.amazon.com/about-aws/whats-new/2013/11/13/introducing-amazon-workspaces/</text:a></text:p>
            <text:p>Assuming that (as usually is) previews only in us-east-1. Also note that after 2014-05 there are explciit announcements about workspaces being available in (other) regions too.</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kinesi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4/introducing-amazon-kinesis/" xlink:type="simple">http://aws.amazon.com/about-aws/whats-new/2013/11/14/introducing-amazon-kinesis/</text:a></text:p>
            <text:p>On 2014-06-19 <text:a xlink:href="http://docs.aws.amazon.com/general/latest/gr/rande.html#ak_region" xlink:type="simple">http://docs.aws.amazon.com/general/latest/gr/rande.html#ak_region</text:a> lists only one endpoint (us-east-1) for kinesis.</text:p>
          </table:table-cell>
          <table:table-cell table:number-columns-repeated="1016"/>
        </table:table-row>
        <table:table-row table:style-name="ro1">
          <table:table-cell office:value-type="date" office:date-value="2013-11-13" calcext:value-type="date">
            <text:p>2013-11-13</text:p>
          </table:table-cell>
          <table:table-cell office:value-type="string" calcext:value-type="string">
            <text:p>cloudtrail</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blogs/aws/aws-cloudtrail-capture-aws-api-activity/" xlink:type="simple">http://aws.amazon.com/blogs/aws/aws-cloudtrail-capture-aws-api-activity/</text:a></text:p>
          </table:table-cell>
          <table:table-cell table:number-columns-repeated="1016"/>
        </table:table-row>
        <table:table-row table:style-name="ro1">
          <table:table-cell office:value-type="date" office:date-value="2013-11-13" calcext:value-type="date">
            <text:p>2013-11-13</text:p>
          </table:table-cell>
          <table:table-cell office:value-type="string" calcext:value-type="string">
            <text:p>cloudtrail</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blogs/aws/aws-cloudtrail-capture-aws-api-activity/" xlink:type="simple">http://aws.amazon.com/blogs/aws/aws-cloudtrail-capture-aws-api-activity/</text:a></text:p>
          </table:table-cell>
          <table:table-cell table:number-columns-repeated="1016"/>
        </table:table-row>
        <table:table-row table:style-name="ro1">
          <table:table-cell office:value-type="date" office:date-value="2014-01-15" calcext:value-type="date">
            <text:p>2014-01-15</text:p>
          </table:table-cell>
          <table:table-cell office:value-type="string" calcext:value-type="string">
            <text:p>ses</text:p>
          </table:table-cell>
          <table:table-cell office:value-type="string" calcext:value-type="string">
            <text:p>eu-west-1</text:p>
          </table:table-cell>
          <table:table-cell office:value-type="float" office:value="1" calcext:value-type="float">
            <text:p>1</text:p>
          </table:table-cell>
          <table:table-cell table:style-name="ce10" office:value-type="string" calcext:value-type="string">
            <text:p><text:a xlink:href="https://forums.aws.amazon.com/ann.jspa?annID=2305" xlink:type="simple">https://forums.aws.amazon.com/ann.jspa?annID=2305</text:a></text:p>
          </table:table-cell>
          <table:table-cell table:number-columns-repeated="1016"/>
        </table:table-row>
        <table:table-row table:style-name="ro1">
          <table:table-cell office:value-type="date" office:date-value="2014-01-29" calcext:value-type="date">
            <text:p>2014-01-29</text:p>
          </table:table-cell>
          <table:table-cell office:value-type="string" calcext:value-type="string">
            <text:p>se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s://forums.aws.amazon.com/ann.jspa?annID=2325" xlink:type="simple">https://forums.aws.amazon.com/ann.jspa?annID=2325</text:a></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s://forums.aws.amazon.com/ann.jspa?annID=2354" xlink:type="simple">https://forums.aws.amazon.com/ann.jspa?annID=2354</text:a> <text:a xlink:href="http://aws.amazon.com/about-aws/whats-new/2014/02/20/aws-data-pipeline-now-available-in-four-new-regions/" xlink:type="simple">http://aws.amazon.com/about-aws/whats-new/2014/02/20/aws-data-pipeline-now-available-in-four-new-regions/</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6" calcext:value-type="date">
            <text:p>2014-03-26</text:p>
          </table:table-cell>
          <table:table-cell office:value-type="string" calcext:value-type="string">
            <text:p>workspace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4/03/26/amazon-workspaces-available-for-all-customers/" xlink:type="simple">http://aws.amazon.com/about-aws/whats-new/2014/03/26/amazon-workspaces-available-for-all-customers/</text:a></text:p>
          </table:table-cell>
          <table:table-cell table:number-columns-repeated="1016"/>
        </table:table-row>
        <table:table-row table:style-name="ro1">
          <table:table-cell office:value-type="date" office:date-value="2014-05-05" calcext:value-type="date">
            <text:p>2014-05-05</text:p>
          </table:table-cell>
          <table:table-cell office:value-type="string" calcext:value-type="string">
            <text:p>workspace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5/05/amazon-workspaces-available-in-europe/" xlink:type="simple">http://aws.amazon.com/about-aws/whats-new/2014/05/05/amazon-workspaces-available-in-europe/</text:a></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5" calcext:value-type="date">
            <text:p>2014-05-15</text:p>
          </table:table-cell>
          <table:table-cell office:value-type="string" calcext:value-type="string">
            <text:p>workspace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5/15/amazon-workspaces-available-in-sydney/" xlink:type="simple">http://aws.amazon.com/about-aws/whats-new/2014/05/15/amazon-workspaces-available-in-sydney/</text:a></text:p>
          </table:table-cell>
          <table:table-cell table:number-columns-repeated="1016"/>
        </table:table-row>
        <table:table-row table:style-name="ro1" table:number-rows-repeated="1048340">
          <table:table-cell table:number-columns-repeated="1021"/>
        </table:table-row>
        <table:table-row table:style-name="ro12" table:number-rows-repeated="12">
          <table:table-cell table:number-columns-repeated="1021"/>
        </table:table-row>
        <table:table-row table:style-name="ro12">
          <table:table-cell table:number-columns-repeated="1021"/>
        </table:table-row>
      </table:table>
      <table:named-expressions/>
      <table:database-ranges>
        <table:database-range table:name="__Anonymous_Sheet_DB__0" table:target-range-address="Sheet1.A1:Sheet1.E223"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46mm"/>
      <style:text-properties style:font-name="Arial" fo:language="fi" fo:country="FI"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4">00.00.0000</text:date>, <text:time style:data-style-name="N2" text:time-value="0000-00-00T15:26:57.06812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24T15:30:32.607012000</dc:date>
    <dc:creator>Santeri Paavolainen</dc:creator>
    <meta:generator>LibreOffice/4.1.6.2$MacOSX_x86 LibreOffice_project/40ff705089295be5be0aae9b15123f687c05b0a</meta:generator>
    <meta:editing-duration>P4DT2H32M32S</meta:editing-duration>
    <meta:editing-cycles>66</meta:editing-cycles>
    <meta:document-statistic meta:table-count="1" meta:cell-count="1115" meta:object-count="0"/>
  </office:meta>
</office:document-meta>
</file>